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2.1972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Resimleri kaydedebilmek için {{appName}}'in galeriye erişimi gerekmektedi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text:s/></text:p>
          </table:table-cell>
          <table:table-cell office:value-type="string" table:style-name="ce1">
            <text:p>Yakınlardaki konumu bulmak için {{appName}}'in konuma erişmesi gerekmektedir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ie</meta:initial-creator>
    <dc:creator>Marie</dc:creator>
    <meta:creation-date>2020-08-13T07:25:53Z</meta:creation-date>
    <dc:date>2020-08-13T07:25:53Z</dc:date>
    <meta:editing-duration>PT0S</meta:editing-duration>
  </office:meta>
</office:document-meta>
</file>